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7.303cm"/>
    </style:style>
    <style:style style:name="Tabla1.B" style:family="table-column">
      <style:table-column-properties style:column-width="10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b35" officeooo:paragraph-rsid="000b4b35"/>
    </style:style>
    <style:style style:name="P2" style:family="paragraph" style:parent-style-name="Standard">
      <style:text-properties officeooo:rsid="000e0d4f" officeooo:paragraph-rsid="000e0d4f"/>
    </style:style>
    <style:style style:name="P3" style:family="paragraph" style:parent-style-name="Standard">
      <style:text-properties officeooo:rsid="000ee632" officeooo:paragraph-rsid="000ee632"/>
    </style:style>
    <style:style style:name="P4" style:family="paragraph" style:parent-style-name="Standard">
      <style:text-properties officeooo:rsid="00102276" officeooo:paragraph-rsid="00102276"/>
    </style:style>
    <style:style style:name="P5" style:family="paragraph" style:parent-style-name="Standard">
      <style:text-properties officeooo:rsid="00126185" officeooo:paragraph-rsid="00126185"/>
    </style:style>
    <style:style style:name="P6" style:family="paragraph" style:parent-style-name="Standard">
      <style:text-properties officeooo:rsid="00130e3d" officeooo:paragraph-rsid="00130e3d"/>
    </style:style>
    <style:style style:name="P7" style:family="paragraph" style:parent-style-name="Standard">
      <style:text-properties officeooo:rsid="00158d8c" officeooo:paragraph-rsid="00158d8c"/>
    </style:style>
    <style:style style:name="P8" style:family="paragraph" style:parent-style-name="Standard">
      <style:text-properties officeooo:rsid="001642d0" officeooo:paragraph-rsid="001642d0"/>
    </style:style>
    <style:style style:name="P9" style:family="paragraph" style:parent-style-name="Standard">
      <style:text-properties officeooo:rsid="0016f290" officeooo:paragraph-rsid="0016f290"/>
    </style:style>
    <style:style style:name="P10" style:family="paragraph" style:parent-style-name="Standard">
      <style:text-properties officeooo:rsid="0018889d" officeooo:paragraph-rsid="0018889d"/>
    </style:style>
    <style:style style:name="P11" style:family="paragraph" style:parent-style-name="Standard">
      <style:text-properties officeooo:rsid="0018889d" officeooo:paragraph-rsid="00192913"/>
    </style:style>
    <style:style style:name="P12" style:family="paragraph" style:parent-style-name="Standard">
      <style:text-properties officeooo:rsid="00192913" officeooo:paragraph-rsid="00192913"/>
    </style:style>
    <style:style style:name="P13" style:family="paragraph" style:parent-style-name="Table_20_Contents">
      <style:text-properties officeooo:rsid="00192913" officeooo:paragraph-rsid="00192913"/>
    </style:style>
    <style:style style:name="P14" style:family="paragraph" style:parent-style-name="Table_20_Contents">
      <style:text-properties officeooo:rsid="0019e190" officeooo:paragraph-rsid="0019e190"/>
    </style:style>
    <style:style style:name="P15" style:family="paragraph" style:parent-style-name="Table_20_Contents">
      <style:text-properties fo:font-weight="bold" officeooo:rsid="00192913" officeooo:paragraph-rsid="00192913" style:font-weight-asian="bold" style:font-weight-complex="bold"/>
    </style:style>
    <style:style style:name="P16" style:family="paragraph" style:parent-style-name="Standard">
      <style:text-properties officeooo:rsid="00192913" officeooo:paragraph-rsid="00192913"/>
    </style:style>
    <style:style style:name="P17" style:family="paragraph" style:parent-style-name="Standard">
      <style:text-properties officeooo:rsid="001bd1fe" officeooo:paragraph-rsid="001bd1fe"/>
    </style:style>
    <style:style style:name="P18" style:family="paragraph" style:parent-style-name="Standard">
      <style:text-properties fo:font-weight="bold" officeooo:rsid="001bd1fe" officeooo:paragraph-rsid="001bd1fe" style:font-weight-asian="bold" style:font-weight-complex="bold"/>
    </style:style>
    <style:style style:name="P19" style:family="paragraph" style:parent-style-name="Standard">
      <style:text-properties fo:font-weight="bold" officeooo:rsid="001cd7aa" officeooo:paragraph-rsid="001cd7aa" style:font-weight-asian="bold" style:font-weight-complex="bold"/>
    </style:style>
    <style:style style:name="P20" style:family="paragraph" style:parent-style-name="Standard">
      <style:text-properties fo:font-weight="bold" officeooo:rsid="001e21d0" officeooo:paragraph-rsid="001e21d0" style:font-weight-asian="bold" style:font-weight-complex="bold"/>
    </style:style>
    <style:style style:name="P21" style:family="paragraph" style:parent-style-name="Standard">
      <style:text-properties fo:font-weight="normal" officeooo:rsid="001cd7aa" officeooo:paragraph-rsid="001cd7aa" style:font-weight-asian="normal" style:font-weight-complex="normal"/>
    </style:style>
    <style:style style:name="T1" style:family="text">
      <style:text-properties officeooo:rsid="000c28fb"/>
    </style:style>
    <style:style style:name="T2" style:family="text">
      <style:text-properties officeooo:rsid="000c58cb"/>
    </style:style>
    <style:style style:name="T3" style:family="text">
      <style:text-properties officeooo:rsid="000ee632"/>
    </style:style>
    <style:style style:name="T4" style:family="text">
      <style:text-properties officeooo:rsid="00102276"/>
    </style:style>
    <style:style style:name="T5" style:family="text">
      <style:text-properties officeooo:rsid="00112c1d"/>
    </style:style>
    <style:style style:name="T6" style:family="text">
      <style:text-properties officeooo:rsid="0012b5af"/>
    </style:style>
    <style:style style:name="T7" style:family="text">
      <style:text-properties officeooo:rsid="00130e3d"/>
    </style:style>
    <style:style style:name="T8" style:family="text">
      <style:text-properties officeooo:rsid="00134004"/>
    </style:style>
    <style:style style:name="T9" style:family="text">
      <style:text-properties officeooo:rsid="0013bccf"/>
    </style:style>
    <style:style style:name="T10" style:family="text">
      <style:text-properties officeooo:rsid="00158d8c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HACER EN CASO DE SISMO.</text:p>
      <text:p text:style-name="P1"/>
      <text:p text:style-name="P1">- Lo primero que se debe hacer es mantener la calma.</text:p>
      <text:p text:style-name="P1">- <text:span text:style-name="T1">Mantente alejado de cosas que puedan llagar a caerse</text:span></text:p>
      <text:p text:style-name="P1">- Ubica las salidas de emergencia.</text:p>
      <text:p text:style-name="P1">- No corras.</text:p>
      <text:p text:style-name="P1">- No empujes.</text:p>
      <text:p text:style-name="P1">- Lo mejor es caminar con paso rápido sin llegar a correr.</text:p>
      <text:p text:style-name="P1">- Sal de forma ordenada.</text:p>
      <text:p text:style-name="P1">- Encaso de encontrarte en la calle alejate de postes, ventanas y cosas que se puedan caer.</text:p>
      <text:p text:style-name="P1">- Ubica los puntos de reunión.</text:p>
      <text:p text:style-name="P1">- <text:span text:style-name="T1">No satures las lineas con llamadas a menos que sea a las lineas de emergencias, lo mejor es mandar solo mensajes.</text:span></text:p>
      <text:p text:style-name="P1">- <text:span text:style-name="T2">Encaso de ser un menor no te separes de tu familia.</text:span></text:p>
      <text:p text:style-name="P1">- <text:span text:style-name="T2">Si llegaras a perderte busca a un policía, bombero o personal de protección civil y comentale tu situación.</text:span></text:p>
      <text:p text:style-name="P1"/>
      <text:p text:style-name="P2">MALETA DE VIDA.</text:p>
      <text:p text:style-name="P2"/>
      <text:p text:style-name="P2">- <text:span text:style-name="T3">Lo que debe contener tu maleta es:</text:span></text:p>
      <text:p text:style-name="P2">* <text:span text:style-name="T3">3 litros de agua.</text:span></text:p>
      <text:p text:style-name="P2">* <text:span text:style-name="T3">Bolsa hermética con documento personales y de valor</text:span></text:p>
      <text:p text:style-name="P2">* <text:span text:style-name="T3">Alimentos no perecederos barra energéticas, latas de atún, galletas, suficientes para sobrevivir tres días o 72 horas.</text:span></text:p>
      <text:p text:style-name="P2">* <text:span text:style-name="T3">Linterna de mano </text:span></text:p>
      <text:p text:style-name="P2">* <text:span text:style-name="T3">Silbato</text:span></text:p>
      <text:p text:style-name="P3">* Duplicado de llaves <text:span text:style-name="T4">de tu casa y coche</text:span>.</text:p>
      <text:p text:style-name="P3">* Pequeño botiquín de primeros auxilios.</text:p>
      <text:p text:style-name="P3">* <text:span text:style-name="T4">Cerrillos</text:span></text:p>
      <text:p text:style-name="P3">* <text:span text:style-name="T4">Radio portátil con baterías</text:span></text:p>
      <text:p text:style-name="P3">* <text:span text:style-name="T4">Una muda de ropa</text:span></text:p>
      <text:p text:style-name="P3">* <text:s/><text:span text:style-name="T4">Cobija</text:span></text:p>
      <text:p text:style-name="P3">* <text:span text:style-name="T5">Libreta y puma con los números de tus familiares y amigos </text:span></text:p>
      <text:p text:style-name="P3">* <text:s/><text:span text:style-name="T5">Dinero</text:span></text:p>
      <text:p text:style-name="P3"/>
      <text:p text:style-name="P4">En caso de tener mascota incluye en la mochila su comida.</text:p>
      <text:p text:style-name="P4">Es recomendable tener una mochila por cada miembro de la familia, ya que sus necesidades pueden ser diferentes.</text:p>
      <text:p text:style-name="P3"/>
      <text:p text:style-name="P5">B<text:span text:style-name="T6">OTIQUIN</text:span></text:p>
      <text:p text:style-name="P5"/>
      <text:p text:style-name="P5">- <text:span text:style-name="T6">Ubicarse en un logar accesible y conocido por todos</text:span></text:p>
      <text:p text:style-name="P5">- <text:span text:style-name="T6">Debe contener.</text:span></text:p>
      <text:p text:style-name="P5">* <text:span text:style-name="T7">Jabon neutro (para limpiar heridas)</text:span></text:p>
      <text:p text:style-name="P6">*algcohol en gel <text:span text:style-name="T10">(para desinfección rápida de las manos)</text:span></text:p>
      <text:p text:style-name="P6">*term<text:span text:style-name="T9">o</text:span>metro <text:span text:style-name="T10">(medir la temperatura corporal</text:span></text:p>
      <text:p text:style-name="P6">*guantes de latex<text:span text:style-name="T10">(para no contaminar heridas)</text:span></text:p>
      <text:p text:style-name="P6">*banditas <text:span text:style-name="T10">(para pequeños golpes o heridas en la piel)</text:span></text:p>
      <text:p text:style-name="P6">*algodón <text:span text:style-name="T10">(para contener hemorragias)</text:span></text:p>
      <text:p text:style-name="P6"><text:soft-page-break/>*gasas y vendas <text:span text:style-name="T10">(para limpiar heridas y detener hemorragias)</text:span></text:p>
      <text:p text:style-name="P6">*Agua oxigenada <text:span text:style-name="T10">(para limpiar las heridas)</text:span></text:p>
      <text:p text:style-name="P6">*<text:span text:style-name="T8">T</text:span>ijeras <text:span text:style-name="T10">( para cortar gasas, vendas o la ropa del accidentado)</text:span></text:p>
      <text:p text:style-name="P6">*cinta adhesiva hipoalergénica <text:span text:style-name="T10">(para fijar gasas o vendas)</text:span></text:p>
      <text:p text:style-name="P8">Ademas se deben incluir los medicamentos que se estén usando y hayan sido recetados por el medico</text:p>
      <text:p text:style-name="P6"/>
      <text:p text:style-name="P7">DIRECTORIO</text:p>
      <text:p text:style-name="P9">4:00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Dependencia</text:p>
          </table:table-cell>
          <table:table-cell table:style-name="Tabla1.B1" office:value-type="string">
            <text:p text:style-name="P15">Teléfono</text:p>
          </table:table-cell>
        </table:table-row>
        <table:table-row>
          <table:table-cell table:style-name="Tabla1.A2" office:value-type="string">
            <text:p text:style-name="P14">Policía</text:p>
          </table:table-cell>
          <table:table-cell table:style-name="Tabla1.B2" office:value-type="string">
            <text:p text:style-name="P14">911</text:p>
          </table:table-cell>
        </table:table-row>
        <table:table-row>
          <table:table-cell table:style-name="Tabla1.A2" office:value-type="string">
            <text:p text:style-name="P14">Bomberos</text:p>
          </table:table-cell>
          <table:table-cell table:style-name="Tabla1.B2" office:value-type="string">
            <text:p text:style-name="P14">911</text:p>
          </table:table-cell>
        </table:table-row>
        <table:table-row>
          <table:table-cell table:style-name="Tabla1.A2" office:value-type="string">
            <text:p text:style-name="P13">Cruz roja</text:p>
          </table:table-cell>
          <table:table-cell table:style-name="Tabla1.B2" office:value-type="string">
            <text:p text:style-name="P13">911</text:p>
          </table:table-cell>
        </table:table-row>
        <table:table-row>
          <table:table-cell table:style-name="Tabla1.A2" office:value-type="string">
            <text:p text:style-name="P13">Hospital general de Tijuana</text:p>
          </table:table-cell>
          <table:table-cell table:style-name="Tabla1.B2" office:value-type="string">
            <text:p text:style-name="P11">(664) 684-0922</text:p>
          </table:table-cell>
        </table:table-row>
        <table:table-row>
          <table:table-cell table:style-name="Tabla1.A2" office:value-type="string">
            <text:p text:style-name="P13">IMSS</text:p>
          </table:table-cell>
          <table:table-cell table:style-name="Tabla1.B2" office:value-type="string">
            <text:p text:style-name="P11">(664) 629-6345 al 47</text:p>
          </table:table-cell>
        </table:table-row>
        <table:table-row>
          <table:table-cell table:style-name="Tabla1.A2" office:value-type="string">
            <text:p text:style-name="P13">ISSSTE</text:p>
          </table:table-cell>
          <table:table-cell table:style-name="Tabla1.B2" office:value-type="string">
            <text:p text:style-name="P11">(664) 681-4741 al 44</text:p>
          </table:table-cell>
        </table:table-row>
        <table:table-row>
          <table:table-cell table:style-name="Tabla1.A2" office:value-type="string">
            <text:p text:style-name="P13">Linea de Asistencia al Turista</text:p>
          </table:table-cell>
          <table:table-cell table:style-name="Tabla1.B2" office:value-type="string">
            <text:p text:style-name="P11">078</text:p>
          </table:table-cell>
        </table:table-row>
        <table:table-row>
          <table:table-cell table:style-name="Tabla1.A2" office:value-type="string">
            <text:p text:style-name="P13">Denuncia ciudadana</text:p>
          </table:table-cell>
          <table:table-cell table:style-name="Tabla1.B2" office:value-type="string">
            <text:p text:style-name="P11">089</text:p>
          </table:table-cell>
        </table:table-row>
        <table:table-row>
          <table:table-cell table:style-name="Tabla1.A2" office:value-type="string">
            <text:p text:style-name="P13">Protección civil</text:p>
          </table:table-cell>
          <table:table-cell table:style-name="Tabla1.B2" office:value-type="string">
            <text:p text:style-name="P12">(664) 607-8945 y (664) 683-9112</text:p>
          </table:table-cell>
        </table:table-row>
        <table:table-row>
          <table:table-cell table:style-name="Tabla1.A2" office:value-type="string">
            <text:p text:style-name="P14">PGR</text:p>
          </table:table-cell>
          <table:table-cell table:style-name="Tabla1.B2" office:value-type="string">
            <text:p text:style-name="Table_20_Contents">(664) 633-6800 </text:p>
          </table:table-cell>
        </table:table-row>
        <table:table-row>
          <table:table-cell table:style-name="Tabla1.A2" office:value-type="string">
            <text:p text:style-name="P14">Incendios forestales</text:p>
          </table:table-cell>
          <table:table-cell table:style-name="Tabla1.B2" office:value-type="string">
            <text:p text:style-name="Table_20_Contents">01 800 026 5980</text:p>
          </table:table-cell>
        </table:table-row>
      </table:table>
      <text:p text:style-name="P9"/>
      <text:p text:style-name="P10">Emergencias (Cruz roja, Policía, Bomberos) 911</text:p>
      <text:p text:style-name="P10">Hospital general de Tijuana (664) 684-0922</text:p>
      <text:p text:style-name="P10">IMSS (664) 629-6345 al 47</text:p>
      <text:p text:style-name="P10">ISSSTE (664) 681-4741 al 44</text:p>
      <text:p text:style-name="P10">Linea de Asistencia al Turista 078</text:p>
      <text:p text:style-name="P10">Denuncia ciudadana 089</text:p>
      <text:p text:style-name="P12">Protección civil (664) 607-8945 y (664) 683-911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forms.py</text:p>
      <text:p text:style-name="P12"/>
      <text:p text:style-name="P17">class DirectorioForm(form.Form):</text:p>
      <text:p text:style-name="P17"><text:s text:c="8"/>Dependencia = forms.CharField(max_length = 100)</text:p>
      <text:p text:style-name="P17"><text:s text:c="8"/>Telefono = forms.CharField(max_length = 200)</text:p>
      <text:p text:style-name="P17"/>
      <text:p text:style-name="P19">views.py</text:p>
      <text:p text:style-name="P19"/>
      <text:p text:style-name="P21">from .forms import DirectorioForm</text:p>
      <text:p text:style-name="P21">from .models import Directorio</text:p>
      <text:p text:style-name="P21"/>
      <text:p text:style-name="P21">def DirectorioMecanico(request):</text:p>
      <text:p text:style-name="P21"/>
      <text:p text:style-name="P21"><text:s text:c="16"/>form = DirectorioForm(request.POST or None)</text:p>
      <text:p text:style-name="P21"><text:s text:c="16"/>p = Directorio()</text:p>
      <text:p text:style-name="P21"><text:s text:c="16"/>if form.is_valid():</text:p>
      <text:p text:style-name="P21"><text:s text:c="24"/>Dependencia = form.cleaned_data["Dependencia"]</text:p>
      <text:p text:style-name="P21"><text:s text:c="24"/>Telefono <text:s/>= form.cleaned_data["Telefono"]</text:p>
      <text:p text:style-name="P21"/>
      <text:p text:style-name="P21"><text:s text:c="24"/>p.Dependencia = Dependencia</text:p>
      <text:p text:style-name="P21"><text:s text:c="24"/>p.Telefono = Telefono</text:p>
      <text:p text:style-name="P21"/>
      <text:p text:style-name="P21"><text:s text:c="24"/>p.save()</text:p>
      <text:p text:style-name="P21"/>
      <text:p text:style-name="P21"><text:s text:c="24"/>form = DirectorioForm()</text:p>
      <text:p text:style-name="P21"/>
      <text:p text:style-name="P21"><text:s text:c="16"/>return render(request, 'home/formularios/directoriomecanico.html',{"form":form} )</text:p>
      <text:p text:style-name="P21"/>
      <text:p text:style-name="P21"/>
      <text:p text:style-name="P20">urls.py</text:p>
      <text:p text:style-name="P20"/>
      <text:p text:style-name="P20"><text:s/><text:span text:style-name="T11">url(r'^directoriomecanico/$',views.DirectorioMecanica, name="directorio_view"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12:25.428302056</meta:creation-date>
    <dc:date>2017-11-27T23:42:16.630600983</dc:date>
    <meta:editing-duration>PT13M25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3" meta:paragraph-count="97" meta:word-count="504" meta:character-count="3419" meta:non-whitespace-character-count="2781"/>
  </office:meta>
</office:document-meta>
</file>